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09607864508592621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30275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8"/>
              <text:p text:style-name="P27"><text:span text:style-name="T3">Thur Nov 15, 2018 </text:span>2.25 miles<text:span text:style-name="T3"> </text:span></text:p>
              <text:p text:style-name="P28">On the Wise Center indoor track: 1 mile splits 4:55 + 4:35 = 9:30, rest 5 minutes</text:p>
              <text:p text:style-name="P28">On a recumbant stationary bike: </text:p>
              <text:list>
                <text:list-item>
                  <text:list>
                    <text:list-header>
                      <text:p text:style-name="P28"><text:s text:c="5"/>50 calorie ride in 4:10 (final pulse: 137), 25 calorie slow ride </text:p>
                      <text:p text:style-name="P28"><text:s text:c="5"/>25 calorie ride in 1:58, 25 calorie slow ride</text:p>
                      <text:p text:style-name="P2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302505" text:continue-numbering="true" text:style-name="L1">
        <text:list-item>
          <text:list>
            <text:list-header>
              <text:p text:style-name="P2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295550" text:continue-numbering="true" text:style-name="L1">
        <text:list-item>
          <text:list>
            <text:list-header>
              <text:p text:style-name="P2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595047444098377975" text:style-name="L2">
        <text:list-item>
          <text:list>
            <text:list-item>
              <text:p text:style-name="P30">miles in the last week</text:p>
              <text:p text:style-name="P3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15322323162833867" text:style-name="L3">
        <text:list-item>
          <text:p text:style-name="P31">Warm up with a mile at about 9:00 – 9:30/mile pace and rest a few minutes.</text:p>
        </text:list-item>
        <text:list-item>
          <text:p text:style-name="P31">Start running at about 8:35/mile pace and then adjust pace so that HR is </text:p>
          <text:list>
            <text:list-header>
              <text:p text:style-name="P31"><text:s text:c="10"/>HR0 = 142 +/- 1 bpm.</text:p>
            </text:list-header>
          </text:list>
        </text:list-item>
        <text:list-item>
          <text:p text:style-name="P31">Use a watch to record mile splits and stop running when the split exceeds <text:tab/>Tmax = 8:45</text:p>
        </text:list-item>
        <text:list-item>
          <text:p text:style-name="P31">The more miles I am able to run without reaching 8:45/mile, <text:s/>the better my <text:tab/>fitness.</text:p>
          <text:p text:style-name="P31">If another runner wants to perform the test mentioned above they will need to establish values for HR0 and Tmax in the following way. <text:s/></text:p>
          <text:p text:style-name="P3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5">2.<text:tab/>Next continue running but now adjust pace up and down in order to keep HR <text:tab/>near HR0. <text:s/>Record mile splits on a watch. <text:s/>The split for the 3rd mile is Tmax.</text:p>
          <text:p text:style-name="P36">Continued</text:p>
          <text:p text:style-name="P3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3554582422819744" text:style-name="L4">
        <text:list-item>
          <text:list>
            <text:list-header>
              <text:p text:style-name="P3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.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  <text:p text:style-name="P12"/>
      <text:p text:style-name="P12">Mon Dec 24, 2018 <text:span text:style-name="T2">5.5 miles </text:span><text:s/></text:p>
      <text:p text:style-name="P12">I ran 5 miles on a YMCA treadmill.</text:p>
      <text:p text:style-name="P12">Splits and pulses at the end of each mile:</text:p>
      <text:p text:style-name="P12">8:58 (138), 8:34 (140), 8:30 (142), 8:33 (142), 8:00 (153)</text:p>
      <text:p text:style-name="P13">Warm down: <text:span text:style-name="T3">rest about 4:00 and ½ mile in about 5:00</text:span></text:p>
      <text:p text:style-name="P13"><text:span text:style-name="T3"/></text:p>
      <text:p text:style-name="P13"><text:span text:style-name="T3">Tues Dec 25, 2018 </text:span>no running<text:span text:style-name="T3"> <text:s/>We flew to Amsterdam</text:span></text:p>
      <text:p text:style-name="P13"><text:span text:style-name="T3"/></text:p>
      <text:p text:style-name="P13"><text:span text:style-name="T3">Wed Dec 26, 2018 </text:span>2 miles <text:span text:style-name="T3">walking and running in Amsterdam at various paces</text:span></text:p>
      <text:p text:style-name="P13"><text:span text:style-name="T3"/></text:p>
      <text:p text:style-name="P13"><text:span text:style-name="T3">Thurs Dec 27, 2018 <text:s/></text:span>5.25 miles<text:span text:style-name="T3"> </text:span></text:p>
      <text:p text:style-name="P13">Warmup:<text:span text:style-name="T3"> ½ mile to the Sportcentrum VU and a few minute rest</text:span></text:p>
      <text:p text:style-name="P13">Run:<text:span text:style-name="T3"> 4 miles on a treadmill going faster as I ran, splits: 8:55, 8:45, 8:28, 7:45</text:span></text:p>
      <text:p text:style-name="P13"><text:span text:style-name="T3">Pulse at the end of the 4 mile run: 157 bpm</text:span></text:p>
      <text:p text:style-name="P13">Warm down: <text:span text:style-name="T3">¼ mile in about 2:30 on treadmill, rest a few minutes and ½ mile jog outsi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7T12:09:33.47</dc:date>
    <dc:creator>James  Lombardi</dc:creator>
    <meta:editing-duration>P7DT2H15M41S</meta:editing-duration>
    <meta:editing-cycles>595</meta:editing-cycles>
    <meta:generator>OpenOffice/4.1.2$Win32 OpenOffice.org_project/412m3$Build-9782</meta:generator>
    <meta:document-statistic meta:table-count="0" meta:image-count="0" meta:object-count="0" meta:page-count="12" meta:paragraph-count="311" meta:word-count="4204" meta:character-count="21028"/>
  </office:meta>
</office:document-meta>
</file>